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9.659cm" fo:margin-left="-1.707cm" fo:margin-right="-0.721cm" fo:margin-top="0cm" fo:margin-bottom="0cm" table:align="margins" style:writing-mode="lr-tb"/>
    </style:style>
    <style:style style:name="Таблица1.A" style:family="table-column">
      <style:table-column-properties style:column-width="5.53cm" style:rel-column-width="3135*"/>
    </style:style>
    <style:style style:name="Таблица1.B" style:family="table-column">
      <style:table-column-properties style:column-width="9.208cm" style:rel-column-width="5220*"/>
    </style:style>
    <style:style style:name="Таблица1.C" style:family="table-column">
      <style:table-column-properties style:column-width="4.921cm" style:rel-column-width="2790*"/>
    </style:style>
    <style:style style:name="Таблица1.1" style:family="table-row">
      <style:table-row-properties style:keep-together="true" fo:keep-together="auto"/>
    </style:style>
    <style:style style:name="Таблица1.A1" style:family="table-cell">
      <style:table-cell-properties fo:padding-left="0.191cm" fo:padding-right="0.191cm" fo:padding-top="0cm" fo:padding-bottom="0cm" fo:border="0.018cm solid #00000a"/>
    </style:style>
    <style:style style:name="Таблица1.2" style:family="table-row">
      <style:table-row-properties style:min-row-height="3.3cm" style:keep-together="true" fo:keep-together="auto"/>
    </style:style>
    <style:style style:name="Таблица1.3" style:family="table-row">
      <style:table-row-properties style:min-row-height="12.753cm" style:keep-together="true" fo:keep-together="auto"/>
    </style:style>
    <style:style style:name="Таблица1.4" style:family="table-row">
      <style:table-row-properties style:min-row-height="6.509cm" style:keep-together="true" fo:keep-together="auto"/>
    </style:style>
    <style:style style:name="Таблица1.5" style:family="table-row">
      <style:table-row-properties style:min-row-height="13.229cm" style:keep-together="true" fo:keep-together="auto"/>
    </style:style>
    <style:style style:name="Таблица1.6" style:family="table-row">
      <style:table-row-properties style:min-row-height="2.379cm" style:keep-together="true" fo:keep-together="auto"/>
    </style:style>
    <style:style style:name="Таблица1.7" style:family="table-row">
      <style:table-row-properties style:min-row-height="0.746cm" style:keep-together="true" fo:keep-together="auto"/>
    </style:style>
    <style:style style:name="P1" style:family="paragraph" style:parent-style-name="Standard">
      <style:paragraph-properties fo:text-align="center" style:justify-single-word="false"/>
      <style:text-properties style:font-name="Times New Roman" fo:font-size="12pt" fo:language="en" fo:country="US" fo:font-style="italic" fo:font-weight="bold" fo:background-color="#ffffff" style:font-size-asian="12pt" style:font-style-asian="italic" style:font-weight-asian="bold" style:font-name-complex="Times New Roman1" style:font-size-complex="12pt"/>
    </style:style>
    <style:style style:name="P2" style:family="paragraph" style:parent-style-name="Standard">
      <style:paragraph-properties fo:text-align="center" style:justify-single-word="false"/>
      <style:text-properties style:font-name="Times New Roman" fo:font-size="12pt" fo:language="en" fo:country="US" style:font-size-asian="12pt" style:font-name-complex="Times New Roman1" style:font-size-complex="12pt"/>
    </style:style>
    <style:style style:name="P3" style:family="paragraph" style:parent-style-name="Standard">
      <style:paragraph-properties fo:text-align="end" style:justify-single-word="false"/>
      <style:text-properties style:font-name="Times New Roman" fo:font-size="12pt" fo:font-weight="bold" style:font-size-asian="12pt" style:font-weight-asian="bold" style:font-name-complex="Times New Roman1" style:font-size-complex="12pt"/>
    </style:style>
    <style:style style:name="P4" style:family="paragraph" style:parent-style-name="Standard">
      <style:paragraph-properties fo:margin-top="0cm" fo:margin-bottom="0cm" fo:line-height="100%"/>
    </style:style>
    <style:style style:name="P5" style:family="paragraph" style:parent-style-name="Standard">
      <style:paragraph-properties fo:margin-top="0cm" fo:margin-bottom="0cm" fo:line-height="100%" fo:text-align="center" style:justify-single-word="false"/>
    </style:style>
    <style:style style:name="P6" style:family="paragraph" style:parent-style-name="Standard">
      <style:paragraph-properties fo:margin-top="0cm" fo:margin-bottom="0cm" fo:line-height="100%" fo:text-align="justify" style:justify-single-word="false"/>
    </style:style>
    <style:style style:name="P7" style:family="paragraph" style:parent-style-name="Standard">
      <style:paragraph-properties fo:margin-top="0cm" fo:margin-bottom="0cm" fo:line-height="100%"/>
      <style:text-properties style:font-name="Times New Roman" fo:font-size="14pt" fo:language="en" fo:country="US" style:font-size-asian="14pt" style:font-name-complex="Times New Roman1" style:font-size-complex="14pt"/>
    </style:style>
    <style:style style:name="P8" style:family="paragraph" style:parent-style-name="Standard">
      <style:paragraph-properties fo:margin-top="0cm" fo:margin-bottom="0cm" fo:line-height="100%" fo:text-align="justify" style:justify-single-word="false"/>
      <style:text-properties style:font-name="Times New Roman" fo:font-size="14pt" fo:language="en" fo:country="US" style:font-size-asian="14pt" style:font-name-complex="Times New Roman1" style:font-size-complex="14pt"/>
    </style:style>
    <style:style style:name="P9" style:family="paragraph" style:parent-style-name="Standard">
      <style:paragraph-properties fo:margin-top="0cm" fo:margin-bottom="0cm" fo:line-height="100%"/>
      <style:text-properties style:font-name="Times New Roman" fo:font-size="10pt" fo:language="en" fo:country="US" style:font-size-asian="10pt" style:font-name-complex="Times New Roman1" style:font-size-complex="10pt"/>
    </style:style>
    <style:style style:name="P10" style:family="paragraph" style:parent-style-name="Standard">
      <style:paragraph-properties fo:margin-top="0cm" fo:margin-bottom="0cm" fo:line-height="100%" fo:text-align="justify" style:justify-single-word="false"/>
      <style:text-properties style:font-name="Times New Roman" fo:font-size="10pt" fo:language="en" fo:country="US" style:font-size-asian="10pt" style:font-name-complex="Times New Roman1" style:font-size-complex="10pt"/>
    </style:style>
    <style:style style:name="P11" style:family="paragraph" style:parent-style-name="Standard">
      <style:paragraph-properties fo:margin-top="0cm" fo:margin-bottom="0cm" fo:line-height="100%" fo:text-align="start" style:justify-single-word="false"/>
      <style:text-properties style:font-name="Times New Roman" fo:font-size="11pt" fo:language="en" fo:country="US" style:font-size-asian="11pt" style:font-name-complex="Times New Roman1" style:font-size-complex="11pt"/>
    </style:style>
    <style:style style:name="P12" style:family="paragraph" style:parent-style-name="Standard">
      <style:paragraph-properties fo:margin-top="0cm" fo:margin-bottom="0cm" fo:line-height="100%" fo:text-align="start" style:justify-single-word="false"/>
      <style:text-properties style:font-name="Times New Roman" fo:font-size="11pt" style:font-size-asian="11pt" style:font-size-complex="11pt"/>
    </style:style>
    <style:style style:name="P13" style:family="paragraph" style:parent-style-name="Standard" style:master-page-name="Standard">
      <style:paragraph-properties fo:text-align="end" style:justify-single-word="false" style:page-number="auto"/>
      <style:text-properties style:font-name="Times New Roman" fo:font-size="12pt" fo:language="ru" fo:country="RU" fo:font-weight="bold" style:font-size-asian="12pt" style:font-weight-asian="bold" style:font-name-complex="Times New Roman1" style:font-size-complex="12pt"/>
    </style:style>
    <style:style style:name="T1" style:family="text">
      <style:text-properties style:font-name="Times New Roman" fo:font-size="12pt" fo:language="en" fo:country="US" style:font-size-asian="12pt" style:font-name-complex="Times New Roman1" style:font-size-complex="12pt"/>
    </style:style>
    <style:style style:name="T2" style:family="text">
      <style:text-properties style:font-name="Times New Roman" fo:font-size="12pt" fo:language="en" fo:country="US" fo:font-style="italic" fo:font-weight="bold" style:font-size-asian="12pt" style:font-style-asian="italic" style:font-weight-asian="bold" style:font-name-complex="Times New Roman1" style:font-size-complex="12pt"/>
    </style:style>
    <style:style style:name="T3" style:family="text">
      <style:text-properties style:font-name="Times New Roman" fo:font-size="10pt" fo:language="en" fo:country="US" style:font-size-asian="10pt" style:font-name-complex="Times New Roman1" style:font-size-complex="10pt"/>
    </style:style>
    <style:style style:name="T4" style:family="text">
      <style:text-properties style:font-name="Times New Roman" fo:font-size="10pt" fo:language="en" fo:country="US" fo:font-weight="bold" style:font-size-asian="10pt" style:font-weight-asian="bold" style:font-name-complex="Times New Roman1" style:font-size-complex="10pt"/>
    </style:style>
    <style:style style:name="T5" style:family="text">
      <style:text-properties style:font-name="Times New Roman" fo:font-size="9pt" fo:language="en" fo:country="US" style:font-size-asian="9pt" style:font-name-complex="Times New Roman1" style:font-size-complex="9pt"/>
    </style:style>
    <style:style style:name="T6" style:family="text">
      <style:text-properties fo:language="en" fo:country="US"/>
    </style:style>
    <style:style style:name="T7" style:family="text">
      <style:text-properties fo:language="ru" fo:country="RU" fo:font-style="normal" style:font-style-asian="normal" style:font-style-complex="normal"/>
    </style:style>
    <style:style style:name="T8" style:family="text">
      <style:text-properties fo:language="ru" fo:country="RU" fo:font-style="normal" fo:background-color="#ffffff" style:font-style-asian="normal" style:font-style-complex="normal"/>
    </style:style>
    <style:style style:name="T9" style:family="text">
      <style:text-properties fo:language="ru" fo:country="RU" fo:font-style="normal" fo:background-color="#ff3333" style:font-style-asian="normal" style:font-style-complex="normal"/>
    </style:style>
    <style:style style:name="T10" style:family="text">
      <style:text-properties fo:font-style="normal" style:font-style-asian="normal" style:font-style-complex="normal"/>
    </style:style>
    <style:style style:name="T11" style:family="text">
      <style:text-properties fo:language="en" fo:country="none"/>
    </style:style>
    <style:style style:name="T12" style:family="text">
      <style:text-properties fo:language="en" fo:country="none" fo:background-color="#ffff00"/>
    </style:style>
    <style:style style:name="T13" style:family="text">
      <style:text-properties fo:language="en" fo:country="none" fo:background-color="#66ff66"/>
    </style:style>
    <style:style style:name="T14" style:family="text">
      <style:text-properties fo:language="en" fo:country="none" fo:background-color="#ff3333"/>
    </style:style>
    <style:style style:name="T15" style:family="text">
      <style:text-properties fo:language="en" fo:country="none" fo:background-color="#ffffff"/>
    </style:style>
    <style:style style:name="T16" style:family="text">
      <style:text-properties fo:background-color="#ff3333"/>
    </style:style>
    <style:style style:name="T17" style:family="text">
      <style:text-properties fo:background-color="#66ff66"/>
    </style:style>
    <style:style style:name="T18" style:family="text">
      <style:text-properties fo:background-color="#ffffff"/>
    </style:style>
    <style:style style:name="T19" style:family="text">
      <style:text-properties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4831001/10003 <text:s text:c="3"/>Мурзин Артем</text:p>
      <text:p text:style-name="P3">Осень 2021-2022</text:p>
      <text:p text:style-name="P2">Monologue: LANGUDGE</text:p>
      <text:p text:style-name="P1"><text:span text:style-name="T2">Active Vocabulary: 24, Grammar Structures: &gt;=4, Linkers: 12. Total: 609 words.</text:span></text:p>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4"><text:span text:style-name="T2">You are going to give a talk about LANGUAGE.</text:span></text:p>
          </table:table-cell>
          <table:table-cell table:style-name="Таблица1.A1" office:value-type="string">
            <text:p text:style-name="P5"><text:span text:style-name="T1">The text of the monologue</text:span></text:p>
          </table:table-cell>
          <table:table-cell table:style-name="Таблица1.A1" office:value-type="string">
            <text:p text:style-name="P5"><text:span text:style-name="T1">Vocabulary,</text:span></text:p>
            <text:p text:style-name="P5"><text:span text:style-name="T1">Grammar Structures,</text:span></text:p>
            <text:p text:style-name="P5"><text:span text:style-name="T1">Linking Words and Phrases</text:span></text:p>
          </table:table-cell>
        </table:table-row>
        <table:table-row table:style-name="Таблица1.2">
          <table:table-cell table:style-name="Таблица1.A1" office:value-type="string">
            <text:p text:style-name="P4"><text:span text:style-name="T4">Step 1. Introduction</text:span></text:p>
            <text:p text:style-name="P6"><text:span text:style-name="T3">1. Start with a hook sentence that will attract the listener’s attention (a quote, a proverb, etc.).</text:span></text:p>
            <text:p text:style-name="P6"><text:span text:style-name="T3">2. Lead your speech steadily to the main part of your talk.</text:span></text:p>
            <text:p text:style-name="P6"><text:span text:style-name="T3">3. The introduction may consist of 3-6 sentences.</text:span></text:p>
          </table:table-cell>
          <table:table-cell table:style-name="Таблица1.A1" office:value-type="string">
            <text:p text:style-name="P11"><text:span text:style-name="T7">'</text:span><text:span text:style-name="T10">A different language is a different version of life</text:span><text:span text:style-name="T7">.'</text:span><text:span text:style-name="T8"> </text:span><text:span text:style-name="T9">This phrase was once said by</text:span><text:span text:style-name="T7"> the </text:span><text:span text:style-name="T10">Italian film-maker</text:span><text:span text:style-name="T7"> </text:span><text:span text:style-name="T10">Federico Fellini</text:span><text:span text:style-name="T7">. </text:span><text:span text:style-name="T11">I agree with this statement, because a different language is a different culture, plunging into which, as if you are starting to live a different life.</text:span></text:p>
          </table:table-cell>
          <table:table-cell table:style-name="Таблица1.A1" office:value-type="string">
            <text:p text:style-name="P7"/>
          </table:table-cell>
        </table:table-row>
        <table:table-row table:style-name="Таблица1.3">
          <table:table-cell table:style-name="Таблица1.A1" office:value-type="string">
            <text:p text:style-name="P4"><text:span text:style-name="T4">Step 2. Learning Languages</text:span></text:p>
            <text:p text:style-name="P6"><text:span text:style-name="T3">2.1. Speak about the reasons for learning foreign languages.</text:span></text:p>
            <text:p text:style-name="P10"/>
            <text:p text:style-name="P6"><text:span text:style-name="T3">2.2. What sort of people do you think make the best language learners?</text:span></text:p>
            <text:p text:style-name="P10"/>
          </table:table-cell>
          <table:table-cell table:style-name="Таблица1.A1" office:value-type="string">
            <text:p text:style-name="P12"><text:span text:style-name="T11">We live in the time of information technology and can afford to take online courses at any time and </text:span><text:span text:style-name="T12">receive the appropriate certificate</text:span><text:span text:style-name="T11">, and </text:span><text:span text:style-name="T13">therefore</text:span><text:span text:style-name="T11"> we have a great opportunity </text:span><text:span text:style-name="T12">to become fluent in a foreign language</text:span><text:span text:style-name="T11">, and there are many reasons for this. </text:span><text:span text:style-name="T13">For example</text:span><text:span text:style-name="T11">, we will be able </text:span><text:span text:style-name="T12">to hold intelligent conversations with native speakers</text:span><text:span text:style-name="T11"> and </text:span><text:span text:style-name="T12">develop relationships with people from other countries</text:span><text:span text:style-name="T11">. </text:span><text:span text:style-name="T13">In addition</text:span><text:span text:style-name="T11">, nowadays, there are many international companies, and </text:span><text:span text:style-name="T14">if you work in such a company, the ability </text:span><text:span text:style-name="T12">to communicate in a foreign language</text:span><text:span text:style-name="T14"> will help you </text:span><text:span text:style-name="T12">not to fall behind in a career</text:span><text:span text:style-name="T11">.</text:span></text:p>
            <text:p text:style-name="P12"><text:span text:style-name="T11"/></text:p>
            <text:p text:style-name="P11"><text:span text:style-name="T11">It's actually not easy to learn a language, which is why some people are fortunate that they have the skills to help them learn a foreign language. In my opinion, it is easy for musical people </text:span><text:span text:style-name="T12">to develop accurate pronunciation</text:span><text:span text:style-name="T11"> and a good accent, and flexible people are able </text:span><text:span text:style-name="T12">to adapt to different dialects</text:span><text:span text:style-name="T11">. </text:span></text:p>
          </table:table-cell>
          <table:table-cell table:style-name="Таблица1.A1" office:value-type="string">
            <text:p text:style-name="P11"><text:span text:style-name="T12">receive the appropriate certificate</text:span></text:p>
            <text:p text:style-name="P11"><text:span text:style-name="T12"/></text:p>
            <text:p text:style-name="P11"><text:span text:style-name="T12">to become fluent in a foreign language</text:span></text:p>
            <text:p text:style-name="P11"><text:span text:style-name="T12"/></text:p>
            <text:p text:style-name="P11"><text:span text:style-name="T12">to hold intelligent conversations with native speakers</text:span></text:p>
            <text:p text:style-name="P11"><text:span text:style-name="T12"/></text:p>
            <text:p text:style-name="P11"><text:span text:style-name="T12">develop relationships with people from other countries</text:span></text:p>
            <text:p text:style-name="P11"><text:span text:style-name="T12"/></text:p>
            <text:p text:style-name="P11"><text:span text:style-name="T12">to communicate in a foreign language</text:span></text:p>
            <text:p text:style-name="P11"><text:span text:style-name="T12"/></text:p>
            <text:p text:style-name="P11"><text:span text:style-name="T12">not to fall behind in a career</text:span></text:p>
            <text:p text:style-name="P11"><text:span text:style-name="T12"/></text:p>
            <text:p text:style-name="P11"><text:span text:style-name="T12">to develop accurate pronunciation</text:span></text:p>
            <text:p text:style-name="P11"><text:span text:style-name="T12"/></text:p>
            <text:p text:style-name="P11"><text:span text:style-name="T12">to adapt to different dialects</text:span></text:p>
            <text:p text:style-name="P11"><text:span text:style-name="T12"/></text:p>
            <text:p text:style-name="P11"><text:span text:style-name="T13">therefore</text:span></text:p>
            <text:p text:style-name="P11"><text:span text:style-name="T13"/></text:p>
            <text:p text:style-name="P11"><text:span text:style-name="T13">For example</text:span></text:p>
            <text:p text:style-name="P11"><text:span text:style-name="T13"/></text:p>
            <text:p text:style-name="P11"><text:span text:style-name="T13">In addition</text:span></text:p>
          </table:table-cell>
        </table:table-row>
        <table:table-row table:style-name="Таблица1.4">
          <table:table-cell table:style-name="Таблица1.A1" office:value-type="string">
            <text:p text:style-name="P4"><text:span text:style-name="T4">Step 3. The future of English</text:span></text:p>
            <text:p text:style-name="P6"><text:span text:style-name="T3">3.1. Speak about the benefits of knowing English in contrast with other foreign languages.</text:span></text:p>
            <text:p text:style-name="P10"/>
            <text:p text:style-name="P6"><text:span text:style-name="T3">3.2. What language do you think may become a global language in future?</text:span></text:p>
            <text:p text:style-name="P8"/>
          </table:table-cell>
          <table:table-cell table:style-name="Таблица1.A1" office:value-type="string">
            <text:p text:style-name="P12"><text:span text:style-name="T11">English is one of the most popular languages in our world and the benefits of knowing English are obvious. The number actively engaged in learning it is rapidly heading towards 2bn. And though there are more people on the planet who speak no English than there will be fluent speakers, the vitality of the language seems obvious. </text:span><text:span text:style-name="T6">English</text:span><text:span text:style-name="T11"> </text:span><text:span text:style-name="T12">dominates trade</text:span><text:span text:style-name="T11">, </text:span><text:span text:style-name="T13">as well as</text:span><text:span text:style-name="T11"> the entertainment industry and youth culture. </text:span><text:span text:style-name="T13">Moreover</text:span><text:span text:style-name="T11">, it </text:span><text:span text:style-name="T12">is the lingua franca of computing and technology</text:span><text:span text:style-name="T11">, and it </text:span><text:span text:style-name="T12">is prominent in international business</text:span><text:span text:style-name="T11">. It </text:span><text:span text:style-name="T12">is the working language of the United Nations</text:span><text:span text:style-name="T11">.</text:span></text:p>
            <text:p text:style-name="P12"><text:soft-page-break/><text:span text:style-name="T11"/></text:p>
            <text:p text:style-name="P11"><text:span text:style-name="T13">Despite the fact that</text:span><text:span text:style-name="T11"> English is very popular and important in our world, one cannot fail to mention such a wonderful language as Chinese, because in the future it </text:span><text:span text:style-name="T14">may</text:span><text:span text:style-name="T11"> become a global language. The reasons for this are obvious. China has the longest continuous culture surviving from ancient times and will soon </text:span><text:span text:style-name="T12">become the largest economy in the world</text:span><text:span text:style-name="T11">. </text:span><text:span text:style-name="T13">Additionally</text:span><text:span text:style-name="T11">, </text:span>C<text:span text:style-name="T11">hina is the world's largest nation and Mandarin Chinese is spoken be over one </text:span>billion<text:span text:style-name="T11"> people, making</text:span><text:span text:style-name="T15"> </text:span><text:span text:style-name="T12">it the most widely-spoken first language</text:span><text:span text:style-name="T11"> in the world. </text:span></text:p>
          </table:table-cell>
          <table:table-cell table:style-name="Таблица1.A1" office:value-type="string">
            <text:p text:style-name="P11"><text:span text:style-name="T12">dominates trade</text:span></text:p>
            <text:p text:style-name="P11"><text:span text:style-name="T12"/></text:p>
            <text:p text:style-name="P11"><text:span text:style-name="T12">is the lingua franca of computing and technology</text:span></text:p>
            <text:p text:style-name="P11"><text:span text:style-name="T12"/></text:p>
            <text:p text:style-name="P11"><text:span text:style-name="T12">s prominent in international business</text:span></text:p>
            <text:p text:style-name="P11"><text:span text:style-name="T12"/></text:p>
            <text:p text:style-name="P11"><text:span text:style-name="T12">is the working language of the United Nations</text:span></text:p>
            <text:p text:style-name="P11"><text:soft-page-break/><text:span text:style-name="T12"/></text:p>
            <text:p text:style-name="P11"><text:span text:style-name="T12">become the largest economy in the world</text:span></text:p>
            <text:p text:style-name="P11"><text:span text:style-name="T12"/></text:p>
            <text:p text:style-name="P11"><text:span text:style-name="T12">it the most widely-spoken first language</text:span></text:p>
            <text:p text:style-name="P11"><text:span text:style-name="T12"/></text:p>
            <text:p text:style-name="P11"><text:span text:style-name="T13">as well as</text:span></text:p>
            <text:p text:style-name="P11"><text:span text:style-name="T13"/></text:p>
            <text:p text:style-name="P11"><text:span text:style-name="T13">Moreover</text:span></text:p>
            <text:p text:style-name="P11"><text:span text:style-name="T13"/></text:p>
            <text:p text:style-name="P11"><text:span text:style-name="T13">Despite the fact that</text:span></text:p>
            <text:p text:style-name="P11"><text:span text:style-name="T13"/></text:p>
            <text:p text:style-name="P11"><text:span text:style-name="T13">Additionally</text:span></text:p>
          </table:table-cell>
        </table:table-row>
        <table:table-row table:style-name="Таблица1.5">
          <table:table-cell table:style-name="Таблица1.A1" office:value-type="string">
            <text:p text:style-name="P4"><text:span text:style-name="T4">Step 4. Avoiding Online Mistakes</text:span></text:p>
            <text:p text:style-name="P6"><text:span text:style-name="T3">4.1. Speak about the problems a person may have online.</text:span></text:p>
            <text:p text:style-name="P6"><text:span text:style-name="T3"><text:s/></text:span></text:p>
            <text:p text:style-name="P6"><text:span text:style-name="T3">4.2. Give some tips that may help you to avoid mistakes online.</text:span></text:p>
            <text:p text:style-name="P10"/>
            <text:p text:style-name="P10"/>
          </table:table-cell>
          <table:table-cell table:style-name="Таблица1.A1" office:value-type="string">
            <text:p text:style-name="P12"><text:span text:style-name="T11">There are many problems online that prevent you from learning a language. For example, it is very difficult </text:span><text:span text:style-name="T12">to find the right balance between being formal and informal</text:span><text:span text:style-name="T11">. It is also not easy to </text:span><text:span text:style-name="T12">use correct grammar and spelling</text:span><text:span text:style-name="T11"> and </text:span><text:span text:style-name="T12">to define a register</text:span><text:span text:style-name="T11">.</text:span></text:p>
            <text:p text:style-name="P12"><text:span text:style-name="T11"/></text:p>
            <text:p text:style-name="P11"><text:span text:style-name="T11">There are many ways </text:span><text:span text:style-name="T12">to avoid confusion</text:span><text:span text:style-name="T11"> online. </text:span><text:span text:style-name="T17">First</text:span><text:span text:style-name="T18">, i</text:span><text:span text:style-name="T11">t always pays to </text:span><text:span text:style-name="T12">proofread your writing</text:span><text:span text:style-name="T15">. </text:span><text:span text:style-name="T13">S</text:span><text:span text:style-name="T17">econd</text:span><text:span text:style-name="T18">, </text:span><text:span text:style-name="T12">use correct and appropriate language</text:span><text:span text:style-name="T11">, and </text:span>don't<text:span text:style-name="T11"> </text:span><text:span text:style-name="T19">make</text:span><text:span text:style-name="T12"> </text:span><text:span text:style-name="T19">grammar</text:span><text:span text:style-name="T12"> </text:span><text:span text:style-name="T19">mistakes</text:span><text:span text:style-name="T11">. </text:span>R<text:span text:style-name="T11">emember to </text:span><text:span text:style-name="T12">use a formal language</text:span><text:span text:style-name="T11"> and not to </text:span><text:span text:style-name="T12">use abusive language</text:span><text:span text:style-name="T11">. </text:span><text:span text:style-name="T17">Third</text:span>, n<text:span text:style-name="T11">ever </text:span><text:span text:style-name="T12">share personal information</text:span><text:span text:style-name="T11">! Then you shouldn't have any problems online. And also watch your language. </text:span></text:p>
          </table:table-cell>
          <table:table-cell table:style-name="Таблица1.A1" office:value-type="string">
            <text:p text:style-name="P11"><text:span text:style-name="T12">to find the right balance between being formal and informal</text:span></text:p>
            <text:p text:style-name="P11"><text:span text:style-name="T12"/></text:p>
            <text:p text:style-name="P11"><text:span text:style-name="T12">use correct grammar and spelling</text:span></text:p>
            <text:p text:style-name="P11"><text:span text:style-name="T12"/></text:p>
            <text:p text:style-name="P11"><text:span text:style-name="T12">to define a register</text:span></text:p>
            <text:p text:style-name="P11"><text:span text:style-name="T12"/></text:p>
            <text:p text:style-name="P11"><text:span text:style-name="T12">to avoid confusion</text:span></text:p>
            <text:p text:style-name="P11"><text:span text:style-name="T12"/></text:p>
            <text:p text:style-name="P11"><text:span text:style-name="T12">proofread your writing</text:span></text:p>
            <text:p text:style-name="P11"><text:span text:style-name="T12"/></text:p>
            <text:p text:style-name="P11"><text:span text:style-name="T12">use correct and appropriate language</text:span></text:p>
            <text:p text:style-name="P11"><text:span text:style-name="T12"/></text:p>
            <text:p text:style-name="P11"><text:span text:style-name="T12">make grammar mistakes</text:span></text:p>
            <text:p text:style-name="P11"><text:span text:style-name="T12"/></text:p>
            <text:p text:style-name="P11"><text:span text:style-name="T12">use a formal language</text:span></text:p>
            <text:p text:style-name="P11"><text:span text:style-name="T12"/></text:p>
            <text:p text:style-name="P11"><text:span text:style-name="T12">use abusive language</text:span></text:p>
            <text:p text:style-name="P11"><text:span text:style-name="T12"/></text:p>
            <text:p text:style-name="P11"><text:span text:style-name="T12">share personal information</text:span></text:p>
            <text:p text:style-name="P11"><text:span text:style-name="T12"/></text:p>
            <text:p text:style-name="P11"><text:span text:style-name="T13">First</text:span></text:p>
            <text:p text:style-name="P11"><text:span text:style-name="T13"/></text:p>
            <text:p text:style-name="P11"><text:span text:style-name="T13">Second</text:span></text:p>
            <text:p text:style-name="P11"><text:span text:style-name="T13"/></text:p>
            <text:p text:style-name="P11"><text:span text:style-name="T13">Third</text:span></text:p>
          </table:table-cell>
        </table:table-row>
        <table:table-row table:style-name="Таблица1.6">
          <table:table-cell table:style-name="Таблица1.A1" office:value-type="string">
            <text:p text:style-name="P4"><text:span text:style-name="T4">Step 5. CREATIVE THINKING</text:span></text:p>
            <text:p text:style-name="P6"><text:span text:style-name="T3">Introduce your own extra idea(s) on the topic</text:span><text:bookmark text:name="_GoBack"/><text:span text:style-name="T3"> that hasn’t/haven’t been mentioned before. Justify your choice.</text:span></text:p>
            <text:p text:style-name="P9"/>
            <text:p text:style-name="P7"/>
            <text:p text:style-name="P7"/>
          </table:table-cell>
          <table:table-cell table:style-name="Таблица1.A1" office:value-type="string">
            <text:p text:style-name="P11">When each of us <text:span text:style-name="T16">learns</text:span> a language, it <text:span text:style-name="T16">seems</text:span> very complicated and incomprehensible to us. But believe me, there are more complicated languages. For example, the most difficult language according to many people is Chinese. During the existence of the language, 85.568 hieroglyphs have been invented, which are collected in a 40-volume dictionary. In order to read books and newspapers fluently, it is necessary to master at least 3 thousand hieroglyphs, many of which denote not just words, but whole concepts!</text:p>
          </table:table-cell>
          <table:table-cell table:style-name="Таблица1.A1" office:value-type="string">
            <text:p text:style-name="P7"/>
          </table:table-cell>
        </table:table-row>
        <table:table-row table:style-name="Таблица1.7">
          <table:table-cell table:style-name="Таблица1.A1" office:value-type="string">
            <text:p text:style-name="P4"><text:span text:style-name="T4">Step 6. Conclusion</text:span></text:p>
            <text:p text:style-name="P4"><text:span text:style-name="T3">Summarise the ideas of steps 2,3,4,5. </text:span></text:p>
            <text:p text:style-name="P9"/>
          </table:table-cell>
          <table:table-cell table:style-name="Таблица1.A1" office:value-type="string">
            <text:p text:style-name="P11"><text:span text:style-name="T13">In conclusion</text:span><text:span text:style-name="T11">, I </text:span><text:span text:style-name="T14">can say</text:span><text:span text:style-name="T11"> that, in my opinion, everyone </text:span><text:span text:style-name="T14">should learn</text:span><text:span text:style-name="T11"> at least one foreign language, since we have already figured out the advantages of knowing two languages. Yes, learning a foreign language is not easy, </text:span><text:span text:style-name="T17">however</text:span><text:span text:style-name="T11"> this is a great opportunity to broaden your horizons.</text:span> </text:p>
          </table:table-cell>
          <table:table-cell table:style-name="Таблица1.A1" office:value-type="string">
            <text:p text:style-name="P11"><text:span text:style-name="T13">In conclusion</text:span></text:p>
            <text:p text:style-name="P11"><text:span text:style-name="T13"/></text:p>
            <text:p text:style-name="P11"><text:span text:style-name="T13">howeve</text:span><text:span text:style-name="T17">r</text:span></text:p>
          </table:table-cell>
        </table:table-row>
      </table:table>
      <text:p text:style-name="Standard"><text:soft-page-break/><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ru" fo:country="RU"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ru" fo:country="RU"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176cm" fo:margin-bottom="0.176cm" fo:line-height="100%"/>
      <style:text-properties style:font-name="Times New Roman" fo:font-size="24pt" fo:font-weight="bold" style:letter-kerning="true" style:font-name-asian="Times New Roman1" style:font-size-asian="24pt" style:language-asian="ru" style:country-asian="RU" style:font-weight-asian="bold" style:font-name-complex="Times New Roman1" style:font-size-complex="24pt"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language-asian="ru" style:country-asian="RU" style:font-name-complex="Times New Roman1" style:font-size-complex="12pt"/>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list-style-name="">
      <style:paragraph-properties fo:margin-top="0cm" fo:margin-bottom="0cm" fo:line-height="100%"/>
      <style:text-properties style:font-name="Segoe UI" fo:font-size="9pt" style:font-size-asian="9pt" style:font-name-complex="Segoe UI1" style:font-size-complex="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style:font-name="Times New Roman" fo:font-size="24pt" fo:font-weight="bold" style:letter-kerning="true" style:font-name-asian="Times New Roman1" style:font-size-asian="24pt" style:language-asian="ru" style:country-asian="RU" style:font-weight-asian="bold" style:font-name-complex="Times New Roman1" style:font-size-complex="24pt" style:font-weight-complex="bold"/>
    </style:style>
    <style:style style:name="Текст_20_выноски_20_Знак" style:display-name="Текст выноски Знак" style:family="text" style:parent-style-name="Default_20_Paragraph_20_Font">
      <style:text-properties style:font-name="Segoe UI" fo:font-size="9pt" style:font-size-asian="9pt" style:font-name-complex="Segoe UI1" style:font-size-complex="9pt"/>
    </style:style>
    <style:style style:name="ListLabel_20_1" style:display-name="ListLabel 1" style:family="text">
      <style:text-properties style:font-name-complex="Times New Roman1"/>
    </style:style>
    <style:style style:name="ListLabel_20_2" style:display-name="ListLabel 2" style:family="text">
      <style:text-properties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Обычный" style:font-family-generic="roman"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Обычный"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Обычный"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Обычный"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Обычный"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Обычный"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Обычный"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Обычный"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Обычный"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7cm" fo:margin-bottom="1.27cm" fo:margin-left="2.501cm" fo:margin-right="1.27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cer</meta:initial-creator>
    <dc:creator>Артем Мурзин</dc:creator>
    <meta:editing-cycles>8</meta:editing-cycles>
    <meta:print-date>2019-02-05T16:20:00</meta:print-date>
    <meta:creation-date>2021-10-26T20:28:00</meta:creation-date>
    <dc:date>2021-12-07T18:43:08.98</dc:date>
    <meta:editing-duration>PT3H36M37S</meta:editing-duration>
    <meta:generator>OpenOffice/4.1.11$Win32 OpenOffice.org_project/4111m1$Build-9808</meta:generator>
    <meta:document-statistic meta:table-count="1" meta:image-count="0" meta:object-count="0" meta:page-count="3" meta:paragraph-count="72" meta:word-count="949" meta:character-count="5775"/>
    <meta:user-defined meta:name="AppVersion">14.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